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9953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Frame_20_contents">
      <style:text-properties officeooo:paragraph-rsid="00307413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Heading_20_5">
      <style:paragraph-properties fo:break-before="page"/>
      <style:text-properties officeooo:rsid="00307413" officeooo:paragraph-rsid="00307413"/>
    </style:style>
    <style:style style:name="P10" style:family="paragraph" style:parent-style-name="Heading_20_5">
      <style:paragraph-properties fo:break-before="page"/>
      <style:text-properties officeooo:paragraph-rsid="00307413"/>
    </style:style>
    <style:style style:name="P11" style:family="paragraph" style:parent-style-name="Table">
      <style:text-properties officeooo:paragraph-rsid="00307413"/>
    </style:style>
    <style:style style:name="P12" style:family="paragraph" style:parent-style-name="Table_20_Contents">
      <style:text-properties officeooo:paragraph-rsid="00307413"/>
    </style:style>
    <style:style style:name="P13" style:family="paragraph" style:parent-style-name="Table_20_Contents">
      <style:paragraph-properties style:writing-mode="lr-tb"/>
      <style:text-properties officeooo:paragraph-rsid="00307413"/>
    </style:style>
    <style:style style:name="P14" style:family="paragraph" style:parent-style-name="Table_20_Contents">
      <style:text-properties fo:color="#000000" loext:opacity="100%" officeooo:paragraph-rsid="00307413"/>
    </style:style>
    <style:style style:name="P15" style:family="paragraph" style:parent-style-name="Table_20_Contents">
      <style:paragraph-properties style:writing-mode="lr-tb"/>
      <style:text-properties fo:color="#000000" loext:opacity="100%" officeooo:paragraph-rsid="00307413"/>
    </style:style>
    <style:style style:name="P16" style:family="paragraph" style:parent-style-name="Table_20_Contents">
      <style:text-properties fo:color="#000000" loext:opacity="100%" fo:font-weight="bold" officeooo:paragraph-rsid="00307413" style:font-weight-asian="bold" style:font-weight-complex="bold"/>
    </style:style>
    <style:style style:name="P17" style:family="paragraph" style:parent-style-name="Table_20_Contents">
      <style:text-properties officeooo:rsid="00307413" officeooo:paragraph-rsid="00307413"/>
    </style:style>
    <style:style style:name="P18" style:family="paragraph" style:parent-style-name="Text_20_body">
      <style:text-properties officeooo:paragraph-rsid="00307413"/>
    </style:style>
    <style:style style:name="P19" style:family="paragraph" style:parent-style-name="Text_20_body">
      <style:paragraph-properties fo:break-before="page"/>
      <style:text-properties officeooo:paragraph-rsid="00307413"/>
    </style:style>
    <style:style style:name="P20" style:family="paragraph" style:parent-style-name="Text_20_body" style:list-style-name="L1">
      <style:text-properties officeooo:paragraph-rsid="00307413"/>
    </style:style>
    <style:style style:name="P21" style:family="paragraph" style:parent-style-name="Text_20_body">
      <style:text-properties officeooo:rsid="00307413" officeooo:paragraph-rsid="00307413"/>
    </style:style>
    <style:style style:name="P22" style:family="paragraph" style:parent-style-name="Text_20_body" style:list-style-name="L2">
      <style:text-properties officeooo:rsid="00307413" officeooo:paragraph-rsid="00307413"/>
    </style:style>
    <style:style style:name="P23" style:family="paragraph" style:parent-style-name="Text_20_body" style:list-style-name="L2">
      <style:paragraph-properties style:writing-mode="lr-tb"/>
      <style:text-properties officeooo:rsid="00307413" officeooo:paragraph-rsid="00307413"/>
    </style:style>
    <style:style style:name="P24" style:family="paragraph" style:parent-style-name="Text_20_body" style:list-style-name="L3">
      <style:text-properties officeooo:rsid="00307413" officeooo:paragraph-rsid="00307413"/>
    </style:style>
    <style:style style:name="P25" style:family="paragraph" style:parent-style-name="Text_20_body" style:list-style-name="L4">
      <style:text-properties officeooo:rsid="00307413" officeooo:paragraph-rsid="00307413"/>
    </style:style>
    <style:style style:name="P26" style:family="paragraph" style:parent-style-name="Text_20_body" style:list-style-name="L3">
      <style:text-properties officeooo:paragraph-rsid="00307413"/>
    </style:style>
    <style:style style:name="P27" style:family="paragraph" style:parent-style-name="Text_20_body" style:list-style-name="L4">
      <style:text-properties officeooo:paragraph-rsid="00307413"/>
    </style:style>
    <style:style style:name="P28" style:family="paragraph" style:parent-style-name="Text_20_body" style:list-style-name="L4">
      <style:text-properties fo:font-style="italic" officeooo:rsid="00307413" officeooo:paragraph-rsid="00307413" style:font-style-asian="italic" style:font-style-complex="italic"/>
    </style:style>
    <style:style style:name="P29" style:family="paragraph" style:parent-style-name="Text_20_body" style:list-style-name="L5">
      <style:text-properties officeooo:paragraph-rsid="00307413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d322" style:font-style-asian="italic" style:font-style-complex="italic"/>
    </style:style>
    <style:style style:name="T4" style:family="text">
      <style:text-properties fo:font-style="italic" officeooo:rsid="00307413" style:font-style-asian="italic" style:font-style-complex="italic"/>
    </style:style>
    <style:style style:name="T5" style:family="text">
      <style:text-properties officeooo:rsid="002ad322"/>
    </style:style>
    <style:style style:name="T6" style:family="text">
      <style:text-properties fo:color="#808080" loext:opacity="100%" officeooo:rsid="002ad322"/>
    </style:style>
    <style:style style:name="T7" style:family="text">
      <style:text-properties fo:color="#808080" loext:opacity="100%" officeooo:rsid="0030741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2ad322"/>
    </style:style>
    <style:style style:name="T10" style:family="text">
      <style:text-properties fo:color="#000000" loext:opacity="100%" officeooo:rsid="00307413"/>
    </style:style>
    <style:style style:name="T11" style:family="text">
      <style:text-properties fo:color="#000000" loext:opacity="100%" fo:font-style="italic" officeooo:rsid="00307413" style:font-style-asian="italic" style:font-style-complex="italic"/>
    </style:style>
    <style:style style:name="T12" style:family="text">
      <style:text-properties officeooo:rsid="0030741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07413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C Programming Language</text:h>
      <text:p text:style-name="P18"><text:span text:style-name="T5">Should </text:span><text:span text:style-name="T3">$PROJECT_C</text:span><text:span text:style-name="T5"> is set to its source directory (default is “</text:span><text:span text:style-name="T3">srcC/</text:span><text:span text:style-name="T5">”), AutomataCI shall </text:span><text:span text:style-name="T12">use its operator functions to perform full-scale build without relying on another 3rd-party build tools like </text:span><text:span text:style-name="T4">Makefile</text:span><text:span text:style-name="T12">, </text:span><text:span text:style-name="T4">Cmake</text:span><text:span text:style-name="T12">, </text:span><text:span text:style-name="T4">make</text:span><text:span text:style-name="T12">, </text:span><text:span text:style-name="T4">Kconfig</text:span><text:span text:style-name="T12">, …, etc. </text:span>AutomataCI supports building the C executables and importable libraries with cross-platform capabilities by default.</text:p>
      <text:p text:style-name="P18">These implementations are designed based on the following specifications:</text:p>
      <text:list text:style-name="L1">
        <text:list-item>
          <text:p text:style-name="P20"><text:a xlink:type="simple" xlink:href="https://gcc.gnu.org/onlinedocs/gcc/Option-Summary.html" text:style-name="Internet_20_link" text:visited-style-name="Visited_20_Internet_20_Link">https://gcc.gnu.org/onlinedocs/gcc/Option-Summary.html</text:a></text:p>
        </text:list-item>
        <text:list-item>
          <text:p text:style-name="P20"><text:a xlink:type="simple" xlink:href="https://wiki.debian.org/Hardening" text:style-name="Internet_20_link" text:visited-style-name="Visited_20_Internet_20_Link">https://wiki.debian.org/Hardening</text:a></text:p>
        </text:list-item>
        <text:list-item>
          <text:p text:style-name="P20"><text:a xlink:type="simple" xlink:href="https://ntrs.nasa.gov/api/citations/19950022400/downloads/19950022400.pdf" text:style-name="Internet_20_link" text:visited-style-name="Visited_20_Internet_20_Link">https://ntrs.nasa.gov/api/citations/19950022400/downloads/19950022400.pdf</text:a></text:p>
        </text:list-item>
        <text:list-item>
          <text:p text:style-name="P20"><text:a xlink:type="simple" xlink:href="https://www.kernel.org/doc/html/v4.10/process/coding-style.html" text:style-name="Internet_20_link" text:visited-style-name="Visited_20_Internet_20_Link">https://www.kernel.org/doc/html/v4.10/process/coding-style.html</text:a></text:p>
        </text:list-item>
        <text:list-item>
          <text:p text:style-name="P20"><text:a xlink:type="simple" xlink:href="https://www.kernel.org/doc/html/v4.10/admin-guide/index.html" text:style-name="Internet_20_link" text:visited-style-name="Visited_20_Internet_20_Link">https://www.kernel.org/doc/html/v4.10/admin-guide/index.html</text:a></text:p>
        </text:list-item>
        <text:list-item>
          <text:p text:style-name="P20">A book “Advanced Linux Programming” by Mark Mitchell, Jeffrey Oldham, Alex Samuel</text:p>
        </text:list-item>
      </text:list>
      <text:h text:style-name="P10" text:outline-level="5"><text:span text:style-name="T12">Compile Functions</text:span></text:h>
      <text:p text:style-name="P21">AutomataCI supplies <text:span text:style-name="T2">BUILD_Compile</text:span> (POSIX Shell) or <text:span text:style-name="T2">BUILD-Compile</text:span> (PowerShell) that offers all the required 3rd-party dependencies replacements. To build a C project involving multiple source codes, an example command is shown in <text:span text:style-name="T5">Table </text:span><text:span text:style-name="T5"><text:sequence-ref text:reference-format="category-and-value" text:ref-name="refText0">1.1.1.1.1.1</text:sequence-ref></text:span><text:span text:style-name="T5">.</text:span></text:p>
      <text:p text:style-name="Table"><text:span text:style-name="T5">Table</text:span> <text:sequence text:ref-name="refText0" text:name="Text" text:formula="ooow:Text+1" style:num-format="1">1.1.1.1.1.1</text:sequence>: <text:span text:style-name="T12">Build compile function offered by AutomataCI in POSIX Shell (top) and in PowerShell (bottom)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9">BUILD</text:span><text:span text:style-name="T10">_C</text:span><text:span text:style-name="T9">ompile</text:span><text:span text:style-name="T6"> \</text:span></text:p>
            <text:p text:style-name="P12"><text:span text:style-name="T6"><text:tab/></text:span><text:span text:style-name="T9">“binary”</text:span><text:span text:style-name="T6"> \ <text:tab/><text:tab/># Param 1 – define the output type (‘binary’ or ‘library’)</text:span></text:p>
            <text:p text:style-name="P13"><text:span text:style-name="T6"><text:tab/></text:span><text:span text:style-name="T9">“linux”</text:span><text:span text:style-name="T6"> \ <text:tab/><text:tab/># Param 2 – define the target OS.</text:span></text:p>
            <text:p text:style-name="P12"><text:span text:style-name="T6"><text:tab/></text:span><text:span text:style-name="T9">“amd64”</text:span><text:span text:style-name="T6"> \ <text:tab/><text:tab/># Param 3 – define the target ARCH.</text:span></text:p>
            <text:p text:style-name="P12"><text:span text:style-name="T6"><text:tab/></text:span><text:span text:style-name="T9">“main-bin.txt”</text:span><text:span text:style-name="T6"> \ <text:tab/># Param 4 – define the relative path to the build list text file.</text:span></text:p>
            <text:p text:style-name="P12"><text:span text:style-name="T6"><text:tab/></text:span><text:span text:style-name="T9">“-Wall -Wextra …”</text:span><text:span text:style-name="T6"> \ <text:s/># Param 5 – compiler arguments / settings.</text:span></text:p>
            <text:p text:style-name="P12"><text:span text:style-name="T6"><text:tab/></text:span><text:span text:style-name="T9">“gcc”</text:span><text:span text:style-name="T6"> <text:tab/><text:tab/><text:tab/># Param 6 – select compiler. </text:span><text:span text:style-name="T7">Empty means</text:span><text:span text:style-name="T6"> automatic select</text:span></text:p>
            <text:p text:style-name="P14">if [ $? -ne 0 -a $? -ne 10 ]; then</text:p>
            <text:p text:style-name="P14"><text:tab/><text:span text:style-name="T12"># handle error</text:span></text:p>
            <text:p text:style-name="P14"><text:span text:style-name="T5">f</text:span><text:span text:style-name="T12">i</text:span></text:p>
          </table:table-cell>
        </table:table-row>
        <table:table-row>
          <table:table-cell table:style-name="Table2.A2" office:value-type="string">
            <text:p text:style-name="P17">$__process = BUILD-Compile `</text:p>
            <text:p text:style-name="P17"><text:tab/>“binary”</text:p>
            <text:p text:style-name="P17"><text:tab/>“windows”</text:p>
            <text:p text:style-name="P17"><text:tab/>“amd64”</text:p>
            <text:p text:style-name="P17"><text:tab/>“main-bin.txt”</text:p>
            <text:p text:style-name="P17"><text:tab/>“<text:span text:style-name="T9">-Wall -Wextra …”</text:span></text:p>
            <text:p text:style-name="P17"><text:span text:style-name="T9"><text:tab/>“</text:span><text:span text:style-name="T8">cc”</text:span></text:p>
            <text:p text:style-name="P17"><text:span text:style-name="T8">if (($__process -ne 0) -and ($__process -ne 10)) {</text:span></text:p>
            <text:p text:style-name="P14"><text:tab/><text:span text:style-name="T12"># handle error</text:span></text:p>
            <text:p text:style-name="P17"><text:span text:style-name="T8">}</text:span></text:p>
          </table:table-cell>
        </table:table-row>
      </table:table>
      <text:p text:style-name="P18"><text:span text:style-name="T12">This function shall return a code upon completion:</text:span></text:p>
      <text:list text:style-name="L2">
        <text:list-item>
          <text:p text:style-name="P23"><text:span text:style-name="T13">0</text:span> – successful run.</text:p>
        </text:list-item>
        <text:list-item>
          <text:p text:style-name="P22"><text:span text:style-name="T13">10</text:span> – not available. Recommended skipping.</text:p>
        </text:list-item>
        <text:list-item>
          <text:p text:style-name="P22"><text:span text:style-name="T13">Non-0</text:span> – error occurred.</text:p>
        </text:list-item>
      </text:list>
      <text:p text:style-name="P19"><text:span text:style-name="T12">To keep things maintainable since each compiler may or may not be compliant to C standards, the build variables can be used to facilitate a consistent and reusable settings across cross-compilers as shown in Table </text:span><text:span text:style-name="T12"><text:sequence-ref text:reference-format="category-and-value" text:ref-name="refText1">1.1.1.1.1.2</text:sequence-ref></text:span><text:span text:style-name="T12">.</text:span></text:p>
      <text:p text:style-name="P21">As shown in Table <text:sequence-ref text:reference-format="category-and-value" text:ref-name="refText1">1.1.1.1.1.2</text:sequence-ref>, by using an environment variables, one can also include additional libraries either statically or via linking.</text:p>
      <text:p text:style-name="P11"><text:span text:style-name="T5">Table</text:span> <text:sequence text:ref-name="refText1" text:name="Text" text:formula="ooow:Text+1" style:num-format="1">1.1.1.1.1.2</text:sequence>: <text:span text:style-name="T12">Tided up with build variables for cross compilations in POSIX Shell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5">…</text:span></text:p>
            <text:p text:style-name="P14"><text:span text:style-name="T5">SETTINGS_BIN="\</text:span></text:p>
            <text:p text:style-name="P14"><text:span text:style-name="T5"><text:tab/>-Wall \</text:span></text:p>
            <text:p text:style-name="P14"><text:span text:style-name="T5"><text:tab/>-Wextra \</text:span></text:p>
            <text:p text:style-name="P14"><text:span text:style-name="T5"><text:tab/>…</text:span></text:p>
            <text:p text:style-name="P14"><text:span text:style-name="T5"><text:tab/>-Oz \</text:span></text:p>
            <text:p text:style-name="P14"><text:span text:style-name="T5"><text:tab/>-static \</text:span></text:p>
            <text:p text:style-name="P14"><text:span text:style-name="T5"><text:tab/>-L/path/to/your/custom/libs \</text:span></text:p>
            <text:p text:style-name="P14"><text:span text:style-name="T5"><text:tab/>-llibCustomA \</text:span></text:p>
            <text:p text:style-name="P14"><text:span text:style-name="T5"><text:tab/>-llibCustomB</text:span></text:p>
            <text:p text:style-name="P14"><text:span text:style-name="T5">"</text:span></text:p>
            <text:p text:style-name="P14"/>
            <text:p text:style-name="P14"><text:span text:style-name="T5">BUILD</text:span><text:span text:style-name="T12">_C</text:span><text:span text:style-name="T5">ompile \</text:span></text:p>
            <text:p text:style-name="P14"><text:span text:style-name="T5"><text:tab/>“binary” \</text:span></text:p>
            <text:p text:style-name="P15"><text:span text:style-name="T5"><text:tab/>“linux” \</text:span></text:p>
            <text:p text:style-name="P14"><text:span text:style-name="T5"><text:tab/>“amd64” \</text:span></text:p>
            <text:p text:style-name="P14"><text:span text:style-name="T5"><text:tab/>“main-bin.txt” \</text:span></text:p>
            <text:p text:style-name="P14"><text:span text:style-name="T5"><text:tab/>“</text:span><text:span text:style-name="T12">$</text:span><text:span text:style-name="T5">SETTINGS</text:span><text:span text:style-name="T12">_BIN</text:span><text:span text:style-name="T5">” \</text:span></text:p>
            <text:p text:style-name="P14"><text:span text:style-name="T5"><text:tab/>“gcc”</text:span></text:p>
            <text:p text:style-name="P14">if [ $? -ne 0 -a $? -ne 10 ]; then</text:p>
            <text:p text:style-name="P14"><text:tab/><text:span text:style-name="T12"># handle error</text:span></text:p>
            <text:p text:style-name="P14">f<text:span text:style-name="T12">i</text:span></text:p>
            <text:p text:style-name="P14"/>
            <text:p text:style-name="P14">...</text:p>
          </table:table-cell>
        </table:table-row>
      </table:table>
      <text:p text:style-name="P18"/>
      <text:h text:style-name="P9" text:outline-level="5">Recommended Production Grade Compiler Configurations</text:h>
      <text:p text:style-name="P21">The recommended production-grade configuration is as follows:</text:p>
      <text:p text:style-name="P7">x86_64-linux-gnu-gcc -o {...}/lib/greeter_any-any.o -c {...}/libs/sample/greeter_any-any.c -Wall -Wextra - std=gnu99 -pedantic -Wstrict-prototypes -Wold-style-definition -Wundef -Wno-trigraphs -fno-strictaliasing -fno-common -fshort-wchar -fstack-protector-all -Werror-implicit-function-declaration -Wnoformat-security -pie -fPIE -Oz -static</text:p>
      <text:p text:style-name="Text_20_body"/>
      <text:h text:style-name="P10" text:outline-level="5"><text:span text:style-name="T12">File Structure and Organization</text:span></text:h>
      <text:p text:style-name="P18">AutomataCI designed the C file structure organization in a way similar to other modern Programming languages where the header files (<text:span text:style-name="T2">.h</text:span>), external object files (<text:span text:style-name="T2">.o</text:span>), external library files (<text:span text:style-name="T2">.a</text:span><text:span text:style-name="T14"> </text:span><text:span text:style-name="T15">or </text:span><text:span text:style-name="T4">.dll</text:span>) for a single module is packed under a single directory. Each header files represents a package in the module and shall be made importable by the <text:span text:style-name="T2">main.c</text:span> file. <text:span text:style-name="T12">Moreover, it’s safer and easier to distribute a library or source codes by directory just in case.</text:span></text:p>
      <text:p text:style-name="P18"/>
      <text:p text:style-name="P18">Should any of the source file is a compiled object or a compiled library format, AutomataCI shall copy the compiled file over to the workspace during compilation phase for linking purposes.</text:p>
      <text:p text:style-name="P21"/>
      <text:p text:style-name="P21">Table <text:sequence-ref text:reference-format="category-and-value" text:ref-name="refText2">1.1.1.1.3.1</text:sequence-ref><text:s/>shows a minimal file structure and organization when using with AutomataCI.</text:p>
      <text:p text:style-name="P11"><text:span text:style-name="T5">Table</text:span> <text:sequence text:ref-name="refText2" text:name="Text" text:formula="ooow:Text+1" style:num-format="1">1.1.1.1.3.1</text:sequence>: <text:span text:style-name="T12">A minimal file structure and organization for AutomataCI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4">srcC/</text:p>
            <text:p text:style-name="P14">├── automataCI.txt<text:tab/><text:tab/><text:span text:style-name="T12"># AutoamtaCI control config file.</text:span></text:p>
            <text:p text:style-name="P14">├── libs</text:p>
            <text:p text:style-name="P14">│ <text:s text:c="2"/>└── sample<text:tab/><text:tab/><text:tab/><text:span text:style-name="T12"># a C package called ‘sample’</text:span></text:p>
            <text:p text:style-name="P14">│ <text:s text:c="6"/>├── automataCI.txt<text:tab/><text:tab/><text:tab/></text:p>
            <text:p text:style-name="P14">│ <text:s text:c="6"/>├── entity_any-any.h</text:p>
            <text:p text:style-name="P14">│ <text:s text:c="6"/>├── greeter_any-any.c</text:p>
            <text:p text:style-name="P14">│ <text:s text:c="6"/>├── greeter_any-any.h</text:p>
            <text:p text:style-name="P14">│ <text:s text:c="6"/>├── greeter_any-any_test.c</text:p>
            <text:p text:style-name="P14">│ <text:s text:c="6"/>└── location_any-any.h</text:p>
            <text:p text:style-name="P14">└── main.c</text:p>
          </table:table-cell>
        </table:table-row>
      </table:table>
      <text:p text:style-name="P18"/>
      <text:h text:style-name="P9" text:outline-level="5">AutomataCI Build Config File</text:h>
      <text:p text:style-name="P18"><text:span text:style-name="T12">Similar to </text:span><text:span text:style-name="T4">Kconfig</text:span><text:span text:style-name="T12"> function adopted from Linux Kernel Project, </text:span>AutomataCI relies on <text:span text:style-name="T12">its</text:span> build <text:span text:style-name="T12">config</text:span> file (replacing <text:span text:style-name="T2">Makefile</text:span> <text:span text:style-name="T12">and </text:span><text:span text:style-name="T4">KConfig</text:span>) that lists all required files for the compilation and linking processes for your product. <text:span text:style-name="T12">This config file is a text file where the filename can be anything (recommend: </text:span><text:span text:style-name="T11">automataCI.txt</text:span><text:span text:style-name="T10"> to hint newcomer easily) as long as it is correctly being fed to the AutomataCI’s compile function.</text:span></text:p>
      <text:p text:style-name="P18"><text:span text:style-name="T10"/></text:p>
      <text:h text:style-name="Heading_20_6" text:outline-level="6"><text:span text:style-name="T10">Config File F</text:span><text:span text:style-name="T8">ormat</text:span></text:h>
      <text:p text:style-name="P21">The text file’s format is quite simple, as shown in Table <text:sequence-ref text:reference-format="category-and-value" text:ref-name="refText3">1.1.1.1.4.1.1</text:sequence-ref>.</text:p>
      <text:p text:style-name="P11"><text:span text:style-name="T5">Table</text:span> <text:sequence text:ref-name="refText3" text:name="Text" text:formula="ooow:Text+1" style:num-format="1">1.1.1.1.4.1.1</text:sequence>: <text:span text:style-name="T12">The format for the AutomataCI Build Config Fil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# DEPENDENCIES</text:p>
            <text:p text:style-name="P16">any-any libs/sample/greeter_any-any.c</text:p>
            <text:p text:style-name="P14"/>
            <text:p text:style-name="P14"># CORE</text:p>
            <text:p text:style-name="P16">any-any main.c</text:p>
          </table:table-cell>
        </table:table-row>
      </table:table>
      <text:p text:style-name="P18"><text:span text:style-name="T12">NOTE:</text:span></text:p>
      <text:list text:style-name="L3">
        <text:list-item>
          <text:p text:style-name="P26">Each line (separated by newline (<text:span text:style-name="T2">\n</text:span>)) represents <text:span text:style-name="T12">statement that can be:</text:span></text:p>
          <text:list>
            <text:list-item>
              <text:p text:style-name="P24">A source file; OR</text:p>
            </text:list-item>
            <text:list-item>
              <text:p text:style-name="P24">A comment.</text:p>
            </text:list-item>
          </text:list>
        </text:list-item>
        <text:list-item>
          <text:p text:style-name="P24">Anything beyond hash symbol (#) is a comment.</text:p>
        </text:list-item>
        <text:list-item>
          <text:p text:style-name="P26"><text:span text:style-name="T12">A source file has a relative pathing from the config file </text:span>either with:</text:p>
          <text:list>
            <text:list-item>
              <text:p text:style-name="P26"><text:span text:style-name="T2">.c</text:span> extension – C source code requiring compilation to <text:span text:style-name="T2">.o</text:span> object file; <text:span text:style-name="T12">OR</text:span></text:p>
            </text:list-item>
            <text:list-item>
              <text:p text:style-name="P26"><text:span text:style-name="T2">.o</text:span> extension – compiled object source file to be copied over.</text:p>
            </text:list-item>
          </text:list>
        </text:list-item>
        <text:list-item>
          <text:p text:style-name="P24">A source file MUST leads with target platform (<text:span text:style-name="T2">{os}-{arch}</text:span>) configurations to let AutomataCI perform the required list of subjects based on the output target. To include in everything, use “<text:span text:style-name="T2">any-any</text:span>” as value.</text:p>
        </text:list-item>
      </text:list>
      <text:h text:style-name="P9" text:outline-level="5">AutomataCI Build Sequences</text:h>
      <text:p text:style-name="P21">Since AutomataCI facilitates multiple build tools at the same time, it is vital to know its build sequences. At build, AutomataCI performs the following steps:</text:p>
      <text:list text:style-name="L4">
        <text:list-item>
          <text:p text:style-name="P27"><text:span text:style-name="T12">Setup </text:span><text:span text:style-name="T2">$PROJECT_PATH_ROOT/$PROJECT_PATH_TEMP/</text:span><text:span text:style-name="T4">c-build*</text:span> directory <text:span text:style-name="T12">for workspace.</text:span></text:p>
        </text:list-item>
        <text:list-item>
          <text:p text:style-name="P25">Parse the given AutomataCI build config file.</text:p>
          <text:list>
            <text:list-item>
              <text:p text:style-name="P25">Validate source file existence.</text:p>
            </text:list-item>
            <text:list-item>
              <text:p text:style-name="P25">Check source file’s compatibility (<text:span text:style-name="T2">.c</text:span> or <text:span text:style-name="T2">.o</text:span> file extensions only).</text:p>
            </text:list-item>
            <text:list-item>
              <text:p text:style-name="P25">Register source file to:</text:p>
              <text:list>
                <text:list-item>
                  <text:p text:style-name="P28">$PROJECT_PATH_ROOT/$PROJECT_PATH_TEMP/c-build*/o-list.txt</text:p>
                </text:list-item>
                <text:list-item>
                  <text:p text:style-name="P28">$PROJECT_PATH_ROOT/$PROJECT_PATH_TEMP/c-build*/sync.txt</text:p>
                </text:list-item>
              </text:list>
            </text:list-item>
          </text:list>
        </text:list-item>
        <text:list-item>
          <text:p text:style-name="P25">Build all object files in parallel using: <text:span text:style-name="T2">$PROJECT_PATH_ROOT/$PROJECT_PATH_TEMP/c-build*/sync.txt</text:span></text:p>
        </text:list-item>
        <text:list-item>
          <text:p text:style-name="P25"><text:span text:style-name="T14">Link all object files based on </text:span><text:span text:style-name="T2">$PROJECT_PATH_ROOT/$PROJECT_PATH_TEMP/c-build*/o-list.txt</text:span><text:span text:style-name="T14"> and export the final executable and linkable format (ELF) output file (</text:span><text:span text:style-name="T2">.elf</text:span><text:span text:style-name="T14"> or </text:span><text:span text:style-name="T2">.exe</text:span><text:span text:style-name="T14">) or generate an ar type archived library file (</text:span><text:span text:style-name="T2">.a</text:span><text:span text:style-name="T14">).</text:span></text:p>
        </text:list-item>
      </text:list>
      <text:p text:style-name="P18"><text:span text:style-name="T12">Any custom post-processing execution (e.g. AVR hex dump from the ELF file) task shall be executed in the custom .CI script after the compile function.</text:span></text:p>
      <text:p text:style-name="P18"/>
      <text:h text:style-name="P9" text:outline-level="5">Library Management</text:h>
      <text:p text:style-name="P18">For those who are interested to build a dynamically linked executable against an internal library, it’s highly recommended to:</text:p>
      <text:list text:style-name="L5">
        <text:list-item>
          <text:p text:style-name="P29">build the library as an external product first; AND THEN</text:p>
        </text:list-item>
        <text:list-item>
          <text:p text:style-name="P29">The main executable to import it in as a source file; AND THE<text:span text:style-name="T12">N</text:span></text:p>
        </text:list-item>
        <text:list-item>
          <text:p text:style-name="P29">The main executable is then built with the library file.</text:p>
        </text:list-item>
      </text:list>
      <text:p text:style-name="P18">Otherwise, it is strongly advised to build the main executable from all available source codes and statically link them up together.</text:p>
      <text:p text:style-name="P18"><text:span text:style-name="T13">AutomataCI shall and always build the library file (.a) matching the AutomataCI build naming convention</text:span>. It’s the Packaging CI job duty to export into the library file to a compliant name like lib* prefix requirement in Linux OS system.</text:p>
      <text:h text:style-name="P9" text:outline-level="5">Cross-Compilations</text:h>
      <text:p text:style-name="P18">While AutomataCI attempts to facilitate as much cross-compilation feature as possible in a simple approach for C programming language, there are limitations based on the availability in the host machine and the restrictions from the target system.</text:p>
      <text:p text:style-name="P18"/>
      <text:h text:style-name="Heading_20_6" text:outline-level="6">Linux (Debian-based)</text:h>
      <text:p text:style-name="Text_20_body">Linux Debian cross compilation facilities enhanced by brew installer choice is among the best among all known development host system.</text:p>
      <text:p text:style-name="Text_20_body"/>
      <text:h text:style-name="Heading_20_6" text:outline-level="6">Darwin (MacOS)</text:h>
      <text:p text:style-name="P18">Although the POSIX side of stuffs (e.g. libraries, ABI, etc) are similar, Apple’s SDK and C libraries are notoriously complicated to be made available in the non-Apple operating system. The Clang compilation is supported but they are missing the Apple’s SDK which then caused their cross-compilation to fail.</text:p>
      <text:p text:style-name="P18">Moreover, the security <text:span text:style-name="T12">notarization</text:span> requirement further complicates the build process itself. Therefore, <text:span text:style-name="T13">like all Apple products, to build for Apple system, use a Mac OSX and its Xcode instead</text:span>.</text:p>
      <text:p text:style-name="P18">Supports for Apple OSX to cross-compile for other OSes are limited compared to the Linux Debian counterparts (where it supports rare CPUs like mips and etc).</text:p>
      <text:p text:style-name="P18"/>
      <text:h text:style-name="Heading_20_6" text:outline-level="6">Windows</text:h>
      <text:p text:style-name="P18">C in Windows only allows <text:span text:style-name="T2">MingW</text:span> compiler to compile for its own kind. There are no records of any successful cross-compilation to other OSes.</text:p>
      <text:p text:style-name="P18">To avoid complications, AutomataCI <text:span text:style-name="T2">only</text:span> facilitates MingW compilation for Windows using MingW onl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9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8</text:page-number><text:s/><text:span text:style-name="MT1">of </text:span><text:page-count>9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9</text:page-number><text:s/><text:span text:style-name="MT1">of </text:span>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1DT9H49M25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6:31:17.098174154</dc:date>
    <dc:creator>Kean Ho Chew</dc:creator>
    <meta:document-statistic meta:table-count="4" meta:image-count="0" meta:object-count="0" meta:page-count="9" meta:paragraph-count="133" meta:word-count="1285" meta:character-count="8875" meta:non-whitespace-character-count="7669"/>
    <meta:template xlink:type="simple" xlink:actuate="onRequest" xlink:title="Official Book" xlink:href="../../templates/Book.ott" meta:date="2023-11-17T20:33:17.245827505"/>
  </office:meta>
</office:document-meta>
</file>